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3b4c"/>
    </style:style>
    <style:style style:name="P2" style:family="paragraph" style:parent-style-name="Standard">
      <style:text-properties officeooo:rsid="001f7559" officeooo:paragraph-rsid="001f7559"/>
    </style:style>
    <style:style style:name="P3" style:family="paragraph" style:parent-style-name="Standard">
      <style:text-properties officeooo:paragraph-rsid="0021b117"/>
    </style:style>
    <style:style style:name="T1" style:family="text">
      <style:text-properties officeooo:rsid="001f3b4c"/>
    </style:style>
    <style:style style:name="T2" style:family="text">
      <style:text-properties officeooo:rsid="001f7559"/>
    </style:style>
    <style:style style:name="T3" style:family="text">
      <style:text-properties style:font-name="Liberation Serif1" officeooo:rsid="001f7559" style:font-name-asian="Liberation Serif1" style:font-name-complex="Liberation Serif1"/>
    </style:style>
    <style:style style:name="T4" style:family="text">
      <style:text-properties officeooo:rsid="002013f4"/>
    </style:style>
    <style:style style:name="T5" style:family="text">
      <style:text-properties officeooo:rsid="0021b1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rite up a review of the privacy policy for this product, suitable for a concerned student or parent, addressing:</text:p>
      <text:p text:style-name="Standard">where a student's data is stored,</text:p>
      <text:p text:style-name="Standard">who has access to it, and</text:p>
      <text:p text:style-name="Standard">for how long. Also...</text:p>
      <text:p text:style-name="Standard">How understandable is their EULA?</text:p>
      <text:p text:style-name="Standard">Would you be comfortable as a parent if your child used this?</text:p>
      <text:p text:style-name="Standard">As a student, forced to used it to participate in a course?</text:p>
      <text:p text:style-name="Standard">(It may be helpful when looking into these questions to use this as a guide: How does the company publishing this software make money?)</text:p>
      <text:p text:style-name="Standard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0T19:37:41.995000000</meta:creation-date>
    <dc:date>2020-09-10T22:02:48.262000000</dc:date>
    <meta:editing-duration>PT5M14S</meta:editing-duration>
    <meta:editing-cycles>1</meta:editing-cycles>
    <meta:document-statistic meta:table-count="0" meta:image-count="0" meta:object-count="0" meta:page-count="1" meta:paragraph-count="8" meta:word-count="88" meta:character-count="480" meta:non-whitespace-character-count="400"/>
    <meta:generator>LibreOffice/7.0.0.3$Windows_X86_64 LibreOffice_project/8061b3e9204bef6b321a21033174034a5e2ea88e</meta:generator>
  </office:meta>
</office:document-meta>
</file>